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Sample</text:h>
      <text:p text:style-name="Text_20_body">The output of the above script would appear as follows on the screen: <text:span text:style-name="_5b_DAISY_5d__20_Sample">As of today, June 1, 2001, sales volume is 2,045,660 units per month.</text:span> and the date and sales volume would be automatically updated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Sample" style:display-name="[DAISY] Samp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8:17:47</meta:creation-date>
    <meta:document-statistic meta:table-count="0" meta:image-count="0" meta:object-count="0" meta:page-count="1" meta:paragraph-count="3" meta:word-count="41" meta:character-count="230"/>
    <dc:date>2009-06-24T18:20:46</dc:date>
    <dc:creator>Vincent Spiewak</dc:creator>
    <meta:editing-duration>PT00H00M34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